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stProcessEntityManager( EntityManager 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tEntityManager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PersistenceProviderRoot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ProcessEntityManagerFactory( EntityManagerFactory em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tJpaProper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JpaDial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EntityManagerFactory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JpaPropertyMap( PersistenceUnitInfo pu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